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726c1"/>
    </style:style>
    <style:style style:name="P2" style:family="paragraph" style:parent-style-name="Standard">
      <style:text-properties fo:font-weight="bold" officeooo:paragraph-rsid="001726c1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1977e0" style:font-weight-asian="normal" style:font-weight-complex="normal"/>
    </style:style>
    <style:style style:name="P6" style:family="paragraph" style:parent-style-name="Standard">
      <style:text-properties fo:font-weight="bold" officeooo:paragraph-rsid="001726c1" style:font-weight-asian="bold" style:font-weight-complex="bold"/>
    </style:style>
    <style:style style:name="P7" style:family="paragraph" style:parent-style-name="Standard">
      <style:text-properties fo:font-weight="bold" officeooo:paragraph-rsid="001c13c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</style:style>
    <style:style style:name="T1" style:family="text">
      <style:text-properties officeooo:rsid="001726c1"/>
    </style:style>
    <style:style style:name="T2" style:family="text">
      <style:text-properties officeooo:rsid="0017b5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77e0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078cm" fo:min-width="3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806cm" fo:min-width="2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75cm" fo:min-width="2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115cm" fo:min-width="2.8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ое занятие № <text:span text:style-name="T1">2</text:span></text:p>
      <text:p text:style-name="P1"><text:span text:style-name="T3">Тема:</text:span> Составление программ циклической структуры в IDE PyCharm Community.</text:p>
      <text:p text:style-name="P1"><text:span text:style-name="T3">Цель:</text:span> выработка первичных навыков работы с IDE PyCharm Community, составление программ линейной структуры.</text:p>
      <text:p text:style-name="P2">Постановка задачи.</text:p>
      <text:p text:style-name="P1"><text:bookmark-start text:name="__DdeLink__56_2609510408"/>Дано расстояние L в сантиметрах. Используя операцию деления нацело, найти количество полных метров в нем (1 метр =100 см).<text:bookmark-end text:name="__DdeLink__56_2609510408"/></text:p>
      <text:p text:style-name="P1"><text:span text:style-name="T3">Тип алгоритма:</text:span> <text:span text:style-name="T2">линейный.</text:span></text:p>
      <text:p text:style-name="P2">Блок-схема алгоритма:</text:p>
      <text:p text:style-name="P1"><draw:custom-shape text:anchor-type="paragraph" draw:z-index="0" draw:name="Фигура 1" draw:style-name="gr5" draw:text-style-name="P10" svg:width="2.932cm" svg:height="1.235cm" svg:x="2.182cm" svg:y="0.27cm"><text:p text:style-name="P9">Начало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><draw:line text:anchor-type="paragraph" draw:z-index="4" draw:name="Линия 1" draw:style-name="gr1" draw:text-style-name="P8" svg:x1="3.702cm" svg:y1="0.044cm" svg:x2="3.681cm" svg:y2="0.817cm"><text:p/></draw:line></text:p>
      <text:p text:style-name="P1"><draw:custom-shape text:anchor-type="paragraph" draw:z-index="1" draw:name="Фигура 2" draw:style-name="gr4" draw:text-style-name="P10" svg:width="4.388cm" svg:height="1.19cm" svg:x="1.542cm" svg:y="0.33cm"><text:p text:style-name="P10">Ввод numb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"/>
      <text:p text:style-name="P1"/>
      <text:p text:style-name="P1"><draw:line text:anchor-type="paragraph" draw:z-index="5" draw:name="Вертикальная линия 1" draw:style-name="gr1" draw:text-style-name="P8" svg:x1="3.702cm" svg:y1="0.058cm" svg:x2="3.702cm" svg:y2="0.764cm"><text:p/></draw:line></text:p>
      <text:p text:style-name="P1"><draw:custom-shape text:anchor-type="paragraph" draw:z-index="2" draw:name="Фигура 3" draw:style-name="gr3" draw:text-style-name="P10" svg:width="4.169cm" svg:height="1.28cm" svg:x="1.321cm" svg:y="0.277cm"><text:p text:style-name="P10">Вывод numb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"/>
      <text:p text:style-name="P1"/>
      <text:p text:style-name="P1"><draw:line text:anchor-type="paragraph" draw:z-index="6" draw:name="Вертикальная линия 2" draw:style-name="gr1" draw:text-style-name="P8" svg:x1="3.747cm" svg:y1="0.095cm" svg:x2="3.747cm" svg:y2="0.779cm"><text:p/></draw:line></text:p>
      <text:p text:style-name="P1"><draw:custom-shape text:anchor-type="paragraph" draw:z-index="3" draw:name="Фигура 4" draw:style-name="gr2" draw:text-style-name="P9" svg:width="3.22cm" svg:height="1.191cm" svg:x="1.917cm" svg:y="0.293cm"><text:p text:style-name="P9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Standard"/>
      <text:p text:style-name="Standard"># Преобразование числа L в сантиметрах в метры (1м = 100см)</text:p>
      <text:p text:style-name="Standard"/>
      <text:p text:style-name="P2">Текст программы:</text:p>
      <text:p text:style-name="P7"># Преобразование числа L в сантиметрах в метры (1м = 100см)</text:p>
      <text:p text:style-name="Standard"><text:bookmark-start text:name="__DdeLink__58_2609510408"/>number = int(input ("Введите число"))<text:line-break/>number_1 = number//100<text:line-break/>print("Вывод", number_1 , "метров ")<text:bookmark-end text:name="__DdeLink__58_2609510408"/></text:p>
      <text:p text:style-name="Standard"/>
      <text:p text:style-name="P3">Протокол работы программы:</text:p>
      <text:p text:style-name="P4">Введите число<text:span text:style-name="T4">(см)</text:span>:123</text:p>
      <text:p text:style-name="P4">Вывод 1 м</text:p>
      <text:p text:style-name="P4">Process finished with exit code 0</text:p>
      <text:p text:style-name="P4"/>
      <text:p text:style-name="P5"><text:span text:style-name="T3">Вывод: </text:span>в процессе выполнения практического занятия выработала навыки составления программ <text:span text:style-name="T4">линейной</text:span> структуры в IDE PyCharm Community. </text:p>
      <text:p text:style-name="P5"><text:span text:style-name="T4">Были использованы математические вычисления. </text:span>Выполнены: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18T19:35:50.513220520</dc:date>
    <meta:editing-cycles>3</meta:editing-cycles>
    <meta:editing-duration>PT1H1M28S</meta:editing-duration>
    <meta:document-statistic meta:table-count="0" meta:image-count="0" meta:object-count="0" meta:page-count="1" meta:paragraph-count="17" meta:word-count="137" meta:character-count="1013" meta:non-whitespace-character-count="892"/>
    <meta:user-defined meta:name="Поле 1"/>
    <meta:user-defined meta:name="Поле 2"/>
    <meta:user-defined meta:name="Поле 3"/>
    <meta:user-defined meta:name="Поле 4"/>
  </office:meta>
</office:document-meta>
</file>